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ff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99" fo:border="0.002cm solid #000000"/>
    </style:style>
    <style:style style:name="ce10" style:family="table-cell" style:parent-style-name="Default" style:data-style-name="N10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fo:background-color="#e6e6ff"/>
    </style:style>
    <style:style style:name="ce12" style:family="table-cell" style:parent-style-name="Default" style:data-style-name="N10">
      <style:table-cell-properties fo:border-bottom="0.002cm solid #000000" fo:background-color="#e6e6ff" fo:border-left="none" fo:border-right="none" fo:border-top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10">
      <style:table-cell-properties fo:border-bottom="0.002cm solid #000000" fo:background-color="#e6e6ff" fo:border-left="none" fo:border-right="none" fo:border-top="none"/>
    </style:style>
    <style:style style:name="ce14" style:family="table-cell" style:parent-style-name="Default" style:data-style-name="N10"/>
    <style:style style:name="ce15" style:family="table-cell" style:parent-style-name="Default">
      <style:table-cell-properties fo:border-bottom="0.002cm solid #000000" fo:background-color="#e6e6ff" fo:border-left="0.002cm solid #000000" fo:border-right="none" fo:border-top="0.002cm solid #000000"/>
    </style:style>
    <style:style style:name="ce16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17" style:family="table-cell" style:parent-style-name="Default">
      <style:table-cell-properties fo:border-bottom="none" fo:background-color="#ffcc99" fo:border-left="0.002cm solid #000000" fo:border-right="0.002cm solid #000000" fo:border-top="0.002cm solid #000000"/>
    </style:style>
    <style:style style:name="ce18" style:family="table-cell" style:parent-style-name="Default">
      <style:table-cell-properties fo:border-bottom="none" fo:background-color="#ffcc99" fo:border-left="0.002cm solid #000000" fo:border-right="0.002cm solid #000000" fo:border-top="none"/>
    </style:style>
    <style:style style:name="ce19" style:family="table-cell" style:parent-style-name="Default">
      <style:table-cell-properties fo:border-bottom="0.002cm solid #000000" fo:background-color="#ffcc99" fo:border-left="0.002cm solid #000000" fo:border-right="0.002cm solid #000000" fo:border-top="none"/>
    </style:style>
    <style:style style:name="ce20" style:family="table-cell" style:parent-style-name="Default">
      <style:table-cell-properties fo:border-bottom="0.002cm solid #000000" fo:background-color="#e6e6ff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14"/>
        <table:table-column table:style-name="co1" table:number-columns-repeated="1019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"/>
          <table:table-cell table:style-name="ce3"/>
          <table:table-cell table:style-name="ce6" office:value-type="string">
            <text:p>Power</text:p>
          </table:table-cell>
          <table:table-cell table:style-name="ce10" office:value-type="string">
            <text:p>Relative Size</text:p>
          </table:table-cell>
          <table:table-cell table:style-name="ce6" office:value-type="string">
            <text:p>Mismatch</text:p>
          </table:table-cell>
          <table:table-cell table:style-name="ce6" office:value-type="string">
            <text:p>New Power</text:p>
          </table:table-cell>
          <table:table-cell table:style-name="ce6" office:value-type="string">
            <text:p>Measured</text:p>
          </table:table-cell>
          <table:table-cell table:style-name="ce21" office:value-type="string">
            <text:p>Diff</text:p>
          </table:table-cell>
          <table:table-cell table:style-name="ce1"/>
          <table:table-cell table:number-columns-repeated="6"/>
          <table:table-cell table:style-name="ce1" table:number-columns-repeated="100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7" office:value-type="float" office:value="1.29">
            <text:p>1.29</text:p>
          </table:table-cell>
          <table:table-cell table:style-name="ce11" table:formula="of:=[.C3]/[.C$13]" office:value-type="percentage" office:value="0.0482965181579933">
            <text:p>5%</text:p>
          </table:table-cell>
          <table:table-cell table:style-name="ce7" table:formula="of:=[.C$14]*[.D3]" office:value-type="float" office:value="-0.0623025084238113">
            <text:p>-0.06</text:p>
          </table:table-cell>
          <table:table-cell table:style-name="ce7" table:formula="of:=[.C3]+[.E3]" office:value-type="float" office:value="1.22769749157619">
            <text:p>1.23</text:p>
          </table:table-cell>
          <table:table-cell table:style-name="ce17" office:value-type="float" office:value="1.26923249719">
            <text:p>1.27</text:p>
          </table:table-cell>
          <table:table-cell table:style-name="ce22" table:formula="of:=ABS([.G3]-[.F3])" office:value-type="float" office:value="0.0415350056138113">
            <text:p>0.0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7" office:value-type="float" office:value="1.72">
            <text:p>1.72</text:p>
          </table:table-cell>
          <table:table-cell table:style-name="ce11" table:formula="of:=[.C4]/[.C$13]" office:value-type="percentage" office:value="0.064395357543991">
            <text:p>6%</text:p>
          </table:table-cell>
          <table:table-cell table:style-name="ce7" table:formula="of:=[.C$14]*[.D4]" office:value-type="float" office:value="-0.0830700112317484">
            <text:p>-0.08</text:p>
          </table:table-cell>
          <table:table-cell table:style-name="ce7" table:formula="of:=[.C4]+[.E4]" office:value-type="float" office:value="1.63692998876825">
            <text:p>1.64</text:p>
          </table:table-cell>
          <table:table-cell table:style-name="ce18" office:value-type="float" office:value="1.69230999626">
            <text:p>1.69</text:p>
          </table:table-cell>
          <table:table-cell table:style-name="ce22" table:formula="of:=ABS([.G4]-[.F4])" office:value-type="float" office:value="0.0553800074917485">
            <text:p>0.06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7" office:value-type="float" office:value="2.4">
            <text:p>2.4</text:p>
          </table:table-cell>
          <table:table-cell table:style-name="ce11" table:formula="of:=[.C5]/[.C$13]" office:value-type="percentage" office:value="0.0898539872706851">
            <text:p>9%</text:p>
          </table:table-cell>
          <table:table-cell table:style-name="ce7" table:formula="of:=[.C$14]*[.D5]" office:value-type="float" office:value="-0.115911643579184">
            <text:p>-0.12</text:p>
          </table:table-cell>
          <table:table-cell table:style-name="ce7" table:formula="of:=[.C5]+[.E5]" office:value-type="float" office:value="2.28408835642082">
            <text:p>2.28</text:p>
          </table:table-cell>
          <table:table-cell table:style-name="ce18" office:value-type="float" office:value="2.36136278547">
            <text:p>2.36</text:p>
          </table:table-cell>
          <table:table-cell table:style-name="ce22" table:formula="of:=ABS([.G5]-[.F5])" office:value-type="float" office:value="0.0772744290491838">
            <text:p>0.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11" table:formula="of:=[.C6]/[.C$13]" office:value-type="percentage" office:value="0">
            <text:p>0%</text:p>
          </table:table-cell>
          <table:table-cell table:style-name="ce7" table:formula="of:=[.C$14]*[.D6]" office:value-type="float" office:value="-0">
            <text:p>0</text:p>
          </table:table-cell>
          <table:table-cell table:style-name="ce7" table:formula="of:=[.C6]+[.E6]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table:formula="of:=ABS([.G6]-[.F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7" office:value-type="float" office:value="2.15">
            <text:p>2.15</text:p>
          </table:table-cell>
          <table:table-cell table:style-name="ce11" table:formula="of:=[.C7]/[.C$13]" office:value-type="percentage" office:value="0.0804941969299887">
            <text:p>8%</text:p>
          </table:table-cell>
          <table:table-cell table:style-name="ce7" table:formula="of:=[.C$14]*[.D7]" office:value-type="float" office:value="-0.103837514039685">
            <text:p>-0.1</text:p>
          </table:table-cell>
          <table:table-cell table:style-name="ce7" table:formula="of:=[.C7]+[.E7]" office:value-type="float" office:value="2.04616248596031">
            <text:p>2.05</text:p>
          </table:table-cell>
          <table:table-cell table:style-name="ce18" office:value-type="float" office:value="2.11538749532">
            <text:p>2.12</text:p>
          </table:table-cell>
          <table:table-cell table:style-name="ce22" table:formula="of:=ABS([.G7]-[.F7])" office:value-type="float" office:value="0.0692250093596853">
            <text:p>0.0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7" office:value-type="float" office:value="1.55">
            <text:p>1.55</text:p>
          </table:table-cell>
          <table:table-cell table:style-name="ce11" table:formula="of:=[.C8]/[.C$13]" office:value-type="percentage" office:value="0.0580307001123175">
            <text:p>6%</text:p>
          </table:table-cell>
          <table:table-cell table:style-name="ce7" table:formula="of:=[.C$14]*[.D8]" office:value-type="float" office:value="-0.0748596031448896">
            <text:p>-0.07</text:p>
          </table:table-cell>
          <table:table-cell table:style-name="ce7" table:formula="of:=[.C8]+[.E8]" office:value-type="float" office:value="1.47514039685511">
            <text:p>1.48</text:p>
          </table:table-cell>
          <table:table-cell table:style-name="ce18" office:value-type="float" office:value="1.52504679895">
            <text:p>1.53</text:p>
          </table:table-cell>
          <table:table-cell table:style-name="ce22" table:formula="of:=ABS([.G8]-[.F8])" office:value-type="float" office:value="0.0499064020948896">
            <text:p>0.0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8">
            <text:p>18</text:p>
          </table:table-cell>
          <table:table-cell table:style-name="ce7" office:value-type="float" office:value="4">
            <text:p>4</text:p>
          </table:table-cell>
          <table:table-cell table:style-name="ce11" table:formula="of:=[.C9]/[.C$13]" office:value-type="percentage" office:value="0.149756645451142">
            <text:p>15%</text:p>
          </table:table-cell>
          <table:table-cell table:style-name="ce7" table:formula="of:=[.C$14]*[.D9]" office:value-type="float" office:value="-0.193186072631973">
            <text:p>-0.19</text:p>
          </table:table-cell>
          <table:table-cell table:style-name="ce7" table:formula="of:=[.C9]+[.E9]" office:value-type="float" office:value="3.80681392736803">
            <text:p>3.81</text:p>
          </table:table-cell>
          <table:table-cell table:style-name="ce18" office:value-type="float" office:value="3.93560464246">
            <text:p>3.94</text:p>
          </table:table-cell>
          <table:table-cell table:style-name="ce22" table:formula="of:=ABS([.G9]-[.F9])" office:value-type="float" office:value="0.128790715091973">
            <text:p>0.1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1" table:formula="of:=[.C10]/[.C$13]" office:value-type="percentage" office:value="0.149756645451142">
            <text:p>15%</text:p>
          </table:table-cell>
          <table:table-cell table:style-name="ce7" table:formula="of:=[.C$14]*[.D10]" office:value-type="float" office:value="-0.193186072631973">
            <text:p>-0.19</text:p>
          </table:table-cell>
          <table:table-cell table:style-name="ce7" table:formula="of:=[.C10]+[.E10]" office:value-type="float" office:value="3.80681392736803">
            <text:p>3.81</text:p>
          </table:table-cell>
          <table:table-cell table:style-name="ce18" office:value-type="float" office:value="3.93560464246">
            <text:p>3.94</text:p>
          </table:table-cell>
          <table:table-cell table:style-name="ce22" table:formula="of:=ABS([.G10]-[.F10])" office:value-type="float" office:value="0.128790715091973">
            <text:p>0.1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11" table:formula="of:=[.C11]/[.C$13]" office:value-type="percentage" office:value="0.112317484088356">
            <text:p>11%</text:p>
          </table:table-cell>
          <table:table-cell table:style-name="ce7" table:formula="of:=[.C$14]*[.D11]" office:value-type="float" office:value="-0.14488955447398">
            <text:p>-0.14</text:p>
          </table:table-cell>
          <table:table-cell table:style-name="ce7" table:formula="of:=[.C11]+[.E11]" office:value-type="float" office:value="2.85511044552602">
            <text:p>2.86</text:p>
          </table:table-cell>
          <table:table-cell table:style-name="ce18" office:value-type="float" office:value="2.95170348184">
            <text:p>2.95</text:p>
          </table:table-cell>
          <table:table-cell table:style-name="ce22" table:formula="of:=ABS([.G11]-[.F11])" office:value-type="float" office:value="0.0965930363139798">
            <text:p>0.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3">
            <text:p>23</text:p>
          </table:table-cell>
          <table:table-cell table:style-name="ce7" office:value-type="float" office:value="6.6">
            <text:p>6.6</text:p>
          </table:table-cell>
          <table:table-cell table:style-name="ce11" table:formula="of:=[.C12]/[.C$13]" office:value-type="percentage" office:value="0.247098464994384">
            <text:p>25%</text:p>
          </table:table-cell>
          <table:table-cell table:style-name="ce7" table:formula="of:=[.C$14]*[.D12]" office:value-type="float" office:value="-0.318757019842755">
            <text:p>-0.32</text:p>
          </table:table-cell>
          <table:table-cell table:style-name="ce7" table:formula="of:=[.C12]+[.E12]" office:value-type="float" office:value="6.28124298015724">
            <text:p>6.28</text:p>
          </table:table-cell>
          <table:table-cell table:style-name="ce19" office:value-type="float" office:value="6.49374766005">
            <text:p>6.49</text:p>
          </table:table-cell>
          <table:table-cell table:style-name="ce22" table:formula="of:=ABS([.G12]-[.F12])" office:value-type="float" office:value="0.212504679892756">
            <text:p>0.21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Sum</text:p>
          </table:table-cell>
          <table:table-cell table:style-name="ce8" table:formula="of:=SUM([.C3:.C12])" office:value-type="float" office:value="26.71">
            <text:p>26.71</text:p>
          </table:table-cell>
          <table:table-cell table:style-name="ce12" table:formula="of:=SUM([.D3:.D12])" office:value-type="percentage" office:value="1">
            <text:p>100%</text:p>
          </table:table-cell>
          <table:table-cell table:style-name="ce8" table:formula="of:=SUM([.E3:.E12])" office:value-type="float" office:value="-1.29">
            <text:p>-1.29</text:p>
          </table:table-cell>
          <table:table-cell table:style-name="ce8" table:formula="of:=SUM([.F3:.F12])" office:value-type="float" office:value="25.42">
            <text:p>25.42</text:p>
          </table:table-cell>
          <table:table-cell table:style-name="ce8" table:formula="of:=SUM([.G3:.G12])" office:value-type="float" office:value="26.28">
            <text:p>26.28</text:p>
          </table:table-cell>
          <table:table-cell table:style-name="ce23" table:formula="of:=SUM([.H3:.H12])" office:value-type="float" office:value="0.860000000000001">
            <text:p>0.86</text:p>
          </table:table-cell>
          <table:table-cell table:style-name="ce2"/>
          <table:table-cell table:number-columns-repeated="6"/>
          <table:table-cell table:style-name="ce2" table:number-columns-repeated="1008"/>
        </table:table-row>
        <table:table-row table:style-name="ro1">
          <table:table-cell/>
          <table:table-cell table:style-name="ce5" office:value-type="string">
            <text:p>Mismatch </text:p>
          </table:table-cell>
          <table:table-cell table:style-name="ce9" office:value-type="float" office:value="-1.29">
            <text:p>-1.29</text:p>
          </table:table-cell>
          <table:table-cell table:style-name="ce13"/>
          <table:table-cell table:style-name="ce15" office:value-type="string">
            <text:p>Check</text:p>
          </table:table-cell>
          <table:table-cell table:style-name="ce16" table:formula="of:=[.F13]-[.$C13]" office:value-type="float" office:value="-1.29">
            <text:p>-1.29</text:p>
          </table:table-cell>
          <table:table-cell table:style-name="ce20" table:formula="of:=[.G13]-[.$C13]" office:value-type="float" office:value="-0.43">
            <text:p>-0.43</text:p>
          </table:table-cell>
          <table:table-cell table:style-name="ce24"/>
          <table:table-cell table:number-columns-repeated="1015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37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6548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23/03/2010</text:date>, <text:time>16:4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Brooks</meta:initial-creator>
    <meta:creation-date>2010-03-23T16:04:56.61</meta:creation-date>
    <dc:date>2010-03-23T16:45:58.16</dc:date>
    <dc:creator>James Brooks</dc:creator>
    <meta:editing-duration>PT00H41M03S</meta:editing-duration>
    <meta:editing-cycles>3</meta:editing-cycles>
    <meta:generator>OpenOffice.org/3.1$Win32 OpenOffice.org_project/310m19$Build-9420</meta:generator>
    <meta:document-statistic meta:table-count="3" meta:cell-count="88" meta:object-count="0"/>
  </office:meta>
</office:document-meta>
</file>